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 Neue" svg:font-family="'Helvetica Neue', Helvetica, '\\30D2ラギノ角ゴPro W3', 'Hiragino Kaku Gothic Pro', \\30E1イリオ, Meiryo, 'ＭＳ  Ｐゴシック',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14549" loext:opacity="100%" style:font-name="Times New Roman"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14549" loext:opacity="100%" style:font-name="Times New Roman" fo:font-size="12pt" fo:letter-spacing="normal" fo:font-style="normal" fo:font-weight="normal" officeooo:paragraph-rsid="001aa6c0"/>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14549" loext:opacity="100%" style:font-name="Times New Roman" fo:font-size="12pt" fo:letter-spacing="normal" fo:font-style="normal" fo:font-weight="normal" officeooo:paragraph-rsid="001adcd4"/>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14549" loext:opacity="100%" style:font-name="Times New Roman" fo:font-size="14.25pt" fo:letter-spacing="normal" fo:font-style="normal" fo:font-weight="normal"/>
    </style:style>
    <style:style style:name="T1" style:family="text">
      <style:text-properties officeooo:rsid="001aa6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ooking Back on High School Life'</text:p>
      <text:p text:style-name="P4">Class 2F – Hikigaya Hachiman</text:p>
      <text:p text:style-name="P2"/>
      <text:p text:style-name="P3">Youth is a lie. It is nothing but evil.</text:p>
      <text:p text:style-name="P3">Those of you who rejoice in youth are perpetually deceiving yourselves and those around you. You perceive everything about the reality surrounding you in a positive light. Even life-threatening mistakes will be remembered as single page proofs of your youth.</text:p>
      <text:p text:style-name="P2"/>
      <text:p text:style-name="P2">I'll give you an example. If such people were to dabble in criminal acts such as shoplifting or mass rioting, it would be called ‘youthful indiscretion.’ If they were to fail an exam, they would say school is not only a place for studying. Their pursuit of 'youth' excuses even distortions of commonly held beliefs and social norms.</text:p>
      <text:p text:style-name="P2"/>
      <text:p text:style-name="P2">Under their discretion, lies, secrets, crimes and even failure are nothing but the spice of one's youth. And in their corrupt ways, they discover something peculiar about failure. They conclude that while their own failures are generally a part of relishing in youth, others' failures should be shot down as just failures and nothing more.</text:p>
      <text:p text:style-name="P2"/>
      <text:p text:style-name="P2">If failure is seen proof of one's youth, isn't it strange not to consider those who fail to make friends as experiencing the height of their youth? Not that they acknowledge that.</text:p>
      <text:p text:style-name="P2"/>
      <text:p text:style-name="P3">It amounts to nothing. This is simply opportunism. </text:p>
      <text:p text:style-name="P3">Therefore, it is a sham, full of damnable lies, deception, secrets and fraud.</text:p>
      <text:p text:style-name="P3"/>
      <text:p text:style-name="P2">They are evil.</text:p>
      <text:p text:style-name="P2"/>
      <text:p text:style-name="P2">That is to say, ironic as it is, those who do not glorify their youth are the truly righteous ones.</text:p>
      <text:p text:style-name="P2"/>
      <text:p text:style-name="P2">In conclusion: “<text:span text:style-name="T1">R</text:span>iajuu”, go blow yourselves up.</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 Neue" svg:font-family="'Helvetica Neue', Helvetica, '\\30D2ラギノ角ゴPro W3', 'Hiragino Kaku Gothic Pro', \\30E1イリオ, Meiryo, 'ＭＳ  Ｐゴシック',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4T01:05:28.699000000</meta:creation-date>
    <dc:date>2024-07-24T01:07:59.729000000</dc:date>
    <meta:editing-duration>PT2M31S</meta:editing-duration>
    <meta:editing-cycles>2</meta:editing-cycles>
    <meta:generator>LibreOffice/24.2.3.2$Windows_X86_64 LibreOffice_project/433d9c2ded56988e8a90e6b2e771ee4e6a5ab2ba</meta:generator>
    <meta:document-statistic meta:table-count="0" meta:image-count="0" meta:object-count="0" meta:page-count="1" meta:paragraph-count="12" meta:word-count="255" meta:character-count="1497" meta:non-whitespace-character-count="1252"/>
  </office:meta>
</office:document-meta>
</file>